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  <style:text-properties officeooo:paragraph-rsid="00127310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127310"/>
    </style:style>
    <style:style style:name="P3" style:family="paragraph" style:parent-style-name="Heading_20_1">
      <style:paragraph-properties fo:margin-top="0.159cm" fo:margin-bottom="0cm" style:contextual-spacing="false"/>
      <style:text-properties fo:font-size="22pt" officeooo:paragraph-rsid="00127310" style:font-size-asian="22pt" style:font-size-complex="22pt"/>
    </style:style>
    <style:style style:name="P4" style:family="paragraph" style:parent-style-name="Heading_20_1">
      <style:text-properties officeooo:paragraph-rsid="00127310"/>
    </style:style>
    <style:style style:name="P5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127310"/>
    </style:style>
    <style:style style:name="P6" style:family="paragraph" style:parent-style-name="Standard">
      <style:paragraph-properties fo:margin-left="0.233cm" fo:margin-right="0cm" fo:text-indent="0cm" style:auto-text-indent="false"/>
      <style:text-properties officeooo:paragraph-rsid="00127310"/>
    </style:style>
    <style:style style:name="P7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  <style:text-properties officeooo:paragraph-rsid="00127310"/>
    </style:style>
    <style:style style:name="P8" style:family="paragraph" style:parent-style-name="Text_20_body">
      <style:paragraph-properties fo:margin-left="0.183cm" fo:margin-right="0cm" fo:text-indent="0cm" style:auto-text-indent="false"/>
      <style:text-properties officeooo:paragraph-rsid="00127310"/>
    </style:style>
    <style:style style:name="P9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10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11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officeooo:paragraph-rsid="00127310" style:font-size-asian="12pt"/>
    </style:style>
    <style:style style:name="P12" style:family="paragraph" style:parent-style-name="Text_20_body">
      <style:paragraph-properties fo:margin-top="0.012cm" fo:margin-bottom="0cm" style:contextual-spacing="false"/>
      <style:text-properties fo:font-size="12pt" fo:language="en" fo:country="US" officeooo:paragraph-rsid="00127310" style:font-size-asian="12pt"/>
    </style:style>
    <style:style style:name="P13" style:family="paragraph" style:parent-style-name="Text_20_body">
      <style:paragraph-properties fo:margin-top="0.012cm" fo:margin-bottom="0cm" style:contextual-spacing="false"/>
      <style:text-properties fo:font-size="12pt" fo:language="en" fo:country="US" officeooo:rsid="0015a0bb" officeooo:paragraph-rsid="0015a0bb" style:font-size-asian="12pt"/>
    </style:style>
    <style:style style:name="P14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127310" style:font-size-asian="12pt" style:font-weight-asian="bold" style:font-weight-complex="bold"/>
    </style:style>
    <style:style style:name="P15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127310" style:font-size-asian="12pt" style:font-weight-asian="bold" style:font-weight-complex="bold"/>
    </style:style>
    <style:style style:name="P16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paragraph-rsid="00127310" style:font-size-asian="12pt" style:font-weight-asian="bold" style:font-weight-complex="bold"/>
    </style:style>
    <style:style style:name="P17" style:family="paragraph" style:parent-style-name="Text_20_body">
      <style:paragraph-properties fo:margin-top="0.007cm" fo:margin-bottom="0cm" style:contextual-spacing="false"/>
      <style:text-properties fo:font-size="12pt" officeooo:paragraph-rsid="00127310" style:font-size-asian="12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27310"/>
    </style:style>
    <style:style style:name="P19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P21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officeooo:paragraph-rsid="001527d2" style:font-weight-asian="bold"/>
    </style:style>
    <style:style style:name="P22" style:family="paragraph" style:parent-style-name="Text_20_body">
      <style:paragraph-properties fo:margin-top="0.019cm" fo:margin-bottom="0cm" style:contextual-spacing="false"/>
      <style:text-properties fo:font-size="5.5pt" fo:font-weight="bold" officeooo:paragraph-rsid="00127310" style:font-size-asian="5.5pt" style:font-weight-asian="bold"/>
    </style:style>
    <style:style style:name="P23" style:family="paragraph" style:parent-style-name="Text_20_body">
      <style:paragraph-properties fo:margin-top="0.018cm" fo:margin-bottom="0cm" style:contextual-spacing="false"/>
      <style:text-properties fo:font-size="14.5pt" fo:font-weight="bold" officeooo:paragraph-rsid="00127310" style:font-size-asian="14.5pt" style:font-weight-asian="bold"/>
    </style:style>
    <style:style style:name="P24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25" style:family="paragraph" style:parent-style-name="Text_20_body">
      <style:paragraph-properties fo:margin-top="0.012cm" fo:margin-bottom="0cm" style:contextual-spacing="false"/>
      <style:text-properties fo:font-size="10.5pt" fo:font-weight="bold" officeooo:paragraph-rsid="00127310" style:font-size-asian="10.5pt" style:font-weight-asian="bold"/>
    </style:style>
    <style:style style:name="P26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  <style:text-properties officeooo:paragraph-rsid="00127310"/>
    </style:style>
    <style:style style:name="P27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etter-spacing="-0.101cm" fo:font-weight="bold" officeooo:paragraph-rsid="00127310" style:font-size-asian="12pt" style:font-weight-asian="bold"/>
    </style:style>
    <style:style style:name="P29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30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1527d2" style:font-size-asian="12pt" style:font-weight-asian="bold"/>
    </style:style>
    <style:style style:name="T3" style:family="text">
      <style:text-properties fo:font-size="12pt" fo:letter-spacing="-0.007cm" fo:font-weight="bold" style:font-size-asian="12pt" style:font-weight-asian="bold"/>
    </style:style>
    <style:style style:name="T4" style:family="text">
      <style:text-properties fo:font-size="12pt" fo:letter-spacing="-0.007cm" fo:font-weight="bold" officeooo:rsid="001742ad" style:font-size-asian="12pt" style:font-weight-asian="bold"/>
    </style:style>
    <style:style style:name="T5" style:family="text">
      <style:text-properties fo:font-size="12pt" fo:letter-spacing="-0.009cm" fo:font-weight="bold" style:font-size-asian="12pt" style:font-weight-asian="bold"/>
    </style:style>
    <style:style style:name="T6" style:family="text">
      <style:text-properties fo:font-size="12pt" fo:letter-spacing="-0.009cm" fo:font-weight="bold" officeooo:rsid="0026af28" style:font-size-asian="12pt" style:font-weight-asian="bold"/>
    </style:style>
    <style:style style:name="T7" style:family="text">
      <style:text-properties fo:font-size="12pt" fo:letter-spacing="-0.014cm" fo:font-weight="bold" style:font-size-asian="12pt" style:font-weight-asian="bold"/>
    </style:style>
    <style:style style:name="T8" style:family="text">
      <style:text-properties fo:font-size="12pt" fo:letter-spacing="-0.101cm" fo:font-weight="bold" style:font-size-asian="12pt" style:font-weight-asian="bold"/>
    </style:style>
    <style:style style:name="T9" style:family="text">
      <style:text-properties fo:font-size="12pt" fo:letter-spacing="-0.101cm" fo:font-weight="bold" officeooo:rsid="001527d2" style:font-size-asian="12pt" style:font-weight-asian="bold"/>
    </style:style>
    <style:style style:name="T10" style:family="text">
      <style:text-properties fo:font-size="12pt" fo:font-style="italic" fo:font-weight="bold" style:font-size-asian="12pt" style:font-style-asian="italic" style:font-weight-asian="bold"/>
    </style:style>
    <style:style style:name="T11" style:family="text">
      <style:text-properties fo:font-size="12pt" fo:font-style="italic" fo:font-weight="bold" officeooo:rsid="00127310" style:font-size-asian="12pt" style:font-style-asian="italic" style:font-weight-asian="bold"/>
    </style:style>
    <style:style style:name="T12" style:family="text">
      <style:text-properties fo:font-size="12pt" fo:font-style="italic" fo:font-weight="bold" officeooo:rsid="001527d2" style:font-size-asian="12pt" style:font-style-asian="italic" style:font-weight-asian="bold"/>
    </style:style>
    <style:style style:name="T13" style:family="text">
      <style:text-properties fo:font-size="12pt" fo:letter-spacing="-0.018cm" fo:font-weight="bold" style:font-size-asian="12pt" style:font-weight-asian="bold"/>
    </style:style>
    <style:style style:name="T14" style:family="text">
      <style:text-properties fo:font-size="12pt" fo:letter-spacing="-0.016cm" fo:font-weight="bold" style:font-size-asian="12pt" style:font-weight-asian="bold"/>
    </style:style>
    <style:style style:name="T15" style:family="text">
      <style:text-properties fo:letter-spacing="-0.019cm"/>
    </style:style>
    <style:style style:name="T16" style:family="text">
      <style:text-properties fo:letter-spacing="-0.018cm"/>
    </style:style>
    <style:style style:name="T17" style:family="text">
      <style:text-properties fo:letter-spacing="-0.014cm"/>
    </style:style>
    <style:style style:name="T18" style:family="text">
      <style:text-properties fo:letter-spacing="-0.016cm"/>
    </style:style>
    <style:style style:name="T19" style:family="text">
      <style:text-properties fo:letter-spacing="-0.004cm"/>
    </style:style>
    <style:style style:name="T20" style:family="text">
      <style:text-properties fo:letter-spacing="-0.004cm" officeooo:rsid="00127310"/>
    </style:style>
    <style:style style:name="T21" style:family="text">
      <style:text-properties fo:letter-spacing="-0.007cm"/>
    </style:style>
    <style:style style:name="T2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0127310"/>
    </style:style>
    <style:style style:name="T33" style:family="text">
      <style:text-properties officeooo:rsid="00151b53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1e1f21" style:background-transparency="0%" draw:fill="solid" draw:fill-color="#1e1f21" draw:opacity="100%" fo:padding="0c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Студент<text:span text:style-name="T15"> </text:span>группы<text:span text:style-name="T16"> </text:span>ИС-22<text:span text:style-name="T17"> </text:span>Зоренко<text:span text:style-name="T18"> </text:span>Константин<text:span text:style-name="T15"> </text:span>Сергеевич.</text:p>
      <text:p text:style-name="P17"/>
      <text:h text:style-name="P1" text:outline-level="1">Практическое<text:span text:style-name="T19"> </text:span>занятие<text:span text:style-name="T21"> </text:span>№<text:span text:style-name="T19"> </text:span><text:span text:style-name="T20">12</text:span></text:h>
      <text:p text:style-name="P2"><text:span text:style-name="T1">Тема:</text:span><text:span text:style-name="T5"> </text:span><text:span text:style-name="T6">составление программ в функциональном стиле в IDE PyCharm Community.</text:span></text:p>
      <text:p text:style-name="P9"/>
      <text:p text:style-name="P10"/>
      <text:p text:style-name="P10">Количество часов: <text:span text:style-name="T33">4</text:span>. </text:p>
      <text:p text:style-name="P10"/>
      <text:p text:style-name="P10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10"/>
      <text:p text:style-name="P18"><text:span text:style-name="T1"><text:s text:c="2"/>Постановка</text:span><text:span text:style-name="T7"> </text:span><text:span text:style-name="T1">задачи: </text:span><text:bookmark-start text:name="__DdeLink__913_1554299314"/><text:span text:style-name="T2">1</text:span><text:bookmark-end text:name="__DdeLink__913_1554299314"/><text:span text:style-name="T2">2/1</text:span><text:span text:style-name="T8">.Организовать и вывести последовательность из N случайных целых чисел. Из исходной последовательности организовать новую последовательность, содержащую положительные числа. Найти их количество.</text:span></text:p>
      <text:p text:style-name="P28"/>
      <text:p text:style-name="P18"><text:span text:style-name="T9">12\. 2 </text:span><text:bookmark-start text:name="__DdeLink__496_4090956855"/><text:span text:style-name="T8">Из списка: ['Валентин', 'Петр', 'Анна', 'Евгений', 'Константин', 'Валерия', 'Юлия'] получить новый список, в котором длина слов не превышает 5 символов.</text:span><text:bookmark-end text:name="__DdeLink__496_4090956855"/></text:p>
      <text:h text:style-name="P3" text:outline-level="1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7">Студент<text:span text:style-name="T15"> </text:span>группы<text:span text:style-name="T16"> </text:span>ИС-22<text:span text:style-name="T17"> </text:span>Зоренко<text:span text:style-name="T18"> </text:span>Константин<text:span text:style-name="T15"> </text:span>Сергеевич.</text:p>
      <text:p text:style-name="P5"><text:span text:style-name="T10">PZ_</text:span><text:span text:style-name="T11">12.</text:span><text:span text:style-name="T12">1</text:span></text:p>
      <text:h text:style-name="P4" text:outline-level="1">Текст<text:span text:style-name="T17"> </text:span>программы:</text:h>
      <text:p text:style-name="P8"><draw:frame draw:style-name="fr1" draw:name="Врезка2" text:anchor-type="as-char" svg:width="17.106cm" svg:height="7.627cm" draw:z-index="0"><draw:text-box><text:p text:style-name="P19"><text:span text:style-name="T22"><text:line-break/></text:span><text:span text:style-name="T28">from </text:span><text:span text:style-name="T22">random </text:span><text:span text:style-name="T28">import </text:span><text:span text:style-name="T22">randrange, random, randint</text:span><text:line-break/><text:span text:style-name="T22">tripletick = [randint(-</text:span><text:span text:style-name="T30">100</text:span><text:span text:style-name="T22">, </text:span><text:span text:style-name="T30">100</text:span><text:span text:style-name="T22">) </text:span><text:span text:style-name="T28">for </text:span><text:span text:style-name="T22">xxx </text:span><text:span text:style-name="T28">in </text:span><text:span text:style-name="T26">range</text:span><text:span text:style-name="T22">(</text:span><text:span text:style-name="T30">100</text:span><text:span text:style-name="T22">) </text:span><text:span text:style-name="T28">if </text:span><text:span text:style-name="T22">xxx &gt; </text:span><text:span text:style-name="T30">0</text:span><text:span text:style-name="T22">]</text:span><text:line-break/><text:span text:style-name="T22">new=[xx </text:span><text:span text:style-name="T28">for </text:span><text:span text:style-name="T22">xx </text:span><text:span text:style-name="T28">in </text:span><text:span text:style-name="T22">tripletick </text:span><text:span text:style-name="T28">if </text:span><text:span text:style-name="T22">xx&gt;</text:span><text:span text:style-name="T30">0</text:span><text:span text:style-name="T22">]</text:span><text:line-break/><text:span text:style-name="T28">for </text:span><text:span text:style-name="T22">plus </text:span><text:span text:style-name="T28">in </text:span><text:span text:style-name="T22">new:</text:span><text:line-break/><text:span text:style-name="T22"> <text:s text:c="3"/></text:span><text:span text:style-name="T28">if </text:span><text:span text:style-name="T22">plus &gt;</text:span><text:span text:style-name="T30">0</text:span><text:span text:style-name="T22">:</text:span><text:line-break/><text:span text:style-name="T22"> <text:s text:c="7"/>plus +=</text:span><text:span text:style-name="T30">1</text:span><text:line-break/><text:span text:style-name="T26">print</text:span><text:span text:style-name="T22">(new)</text:span><text:line-break/><text:span text:style-name="T26">print</text:span><text:span text:style-name="T22">(tripletick)</text:span><text:line-break/><text:span text:style-name="T26">print</text:span><text:span text:style-name="T22">(</text:span><text:span text:style-name="T24">f'НУ НОРМАЛЬНЫЕ ЧИСЛА -&gt; </text:span><text:span text:style-name="T28">{</text:span><text:span text:style-name="T22">plus</text:span><text:span text:style-name="T28">}</text:span><text:span text:style-name="T24">'</text:span><text:span text:style-name="T22">)</text:span><text:line-break/></text:p><text:p text:style-name="P19"><text:span text:style-name="T22"/></text:p><text:p text:style-name="P20"/><text:p text:style-name="P24"/></draw:text-box></draw:frame></text:p>
      <text:p text:style-name="P21"><text:span text:style-name="T32">PZ_12.2</text:span><text:line-break/><text:line-break/><text:span text:style-name="T22">lst_name=[</text:span><text:span text:style-name="T24">'Валентин'</text:span><text:span text:style-name="T22">, </text:span><text:span text:style-name="T24">'Петр'</text:span><text:span text:style-name="T22">, </text:span><text:span text:style-name="T24">'Анна'</text:span><text:span text:style-name="T22">, </text:span><text:span text:style-name="T24">'Евгений'</text:span><text:span text:style-name="T22">, </text:span><text:span text:style-name="T24">'Константин'</text:span><text:span text:style-name="T22">, </text:span><text:span text:style-name="T24">'Валерия'</text:span><text:span text:style-name="T22">, </text:span><text:span text:style-name="T24">'Юлия'</text:span><text:span text:style-name="T22">]</text:span><text:line-break/><text:span text:style-name="T22">new = [name </text:span><text:span text:style-name="T28">for </text:span><text:span text:style-name="T22">name </text:span><text:span text:style-name="T28">in </text:span><text:span text:style-name="T22">lst_name </text:span><text:span text:style-name="T28">if </text:span><text:span text:style-name="T26">len</text:span><text:span text:style-name="T22">(name) &lt;=</text:span><text:span text:style-name="T30">5</text:span><text:span text:style-name="T22">]</text:span><text:line-break/><text:span text:style-name="T26">print</text:span><text:span text:style-name="T22">(new)</text:span></text:p>
      <text:p text:style-name="P25"/>
      <text:p text:style-name="P6"><text:span text:style-name="T1">Протокол</text:span><text:span text:style-name="T13"> </text:span><text:span text:style-name="T1">работы</text:span><text:span text:style-name="T14"> </text:span><text:span text:style-name="T1">программы:</text:span></text:p>
      <text:p text:style-name="P12">[958, 187, 307, 379, 884, 654, 43, 620, 184, 574, 598, 188, 769, 835, 634, 459, 258, 221, 740, 736, 985, 691, 48, 115, 842, 293, 822, 66, 157, 5, 906, 461, 186, 88, 167, 574, 153, 390, 828, 101, 17, 697, 262, 797, 272, 500, 6, 109, 854, 206, 995, 283, 289, 339, 506, 120, 905, 635, 536, 379, 527, 367, 672, 997, 493, 343, 448, 640, 751, 928, 374, 340, 753, 925, 531, 716, 608, 577, 394, 633, 271, 137, 992, 582, 246, 272, 445, 254, 981, 729, 36, 301, 121, 61, 544, 510, 712, 184, 499]</text:p>
      <text:p text:style-name="P12">Положительные числа-&gt; 99</text:p>
      <text:p text:style-name="P12"/>
      <text:p text:style-name="P13">12.2:<text:line-break/>['Петр', 'Анна', 'Юлия']</text:p>
      <text:p text:style-name="P11"/>
      <text:p text:style-name="P16"/>
      <text:p text:style-name="P14"/>
      <text:p text:style-name="P15">ВЫВОД:</text:p>
      <text:p text:style-name="P6"><text:span text:style-name="T4">З</text:span><text:span text:style-name="T3">акрепи</text:span><text:span text:style-name="T4">л</text:span><text:span text:style-name="T3"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21T10:21:43.690486071</dc:date>
    <meta:editing-cycles>10</meta:editing-cycles>
    <meta:editing-duration>PT12M38S</meta:editing-duration>
    <meta:document-statistic meta:table-count="0" meta:image-count="0" meta:object-count="0" meta:page-count="2" meta:paragraph-count="19" meta:word-count="296" meta:character-count="2065" meta:non-whitespace-character-count="1769"/>
    <meta:user-defined meta:name="Поле 1"/>
    <meta:user-defined meta:name="Поле 2"/>
    <meta:user-defined meta:name="Поле 3"/>
    <meta:user-defined meta:name="Поле 4"/>
  </office:meta>
</office:document-meta>
</file>